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name-complex="Times New Roman1" style:font-size-complex="14pt" style:font-weight-complex="bold"/>
    </style:style>
    <style:style style:name="P2" style:family="paragraph" style:parent-style-name="Standard">
      <style:text-properties style:font-name="Times New Roman" fo:font-size="14pt" fo:language="en" fo:country="US" style:font-size-asian="14pt" style:font-name-complex="Times New Roman1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2.8256in"/>
        </style:tab-stops>
      </style:paragraph-properties>
    </style:style>
    <style:style style:name="P4" style:family="paragraph" style:parent-style-name="Standard" style:master-page-name="Standard">
      <style:paragraph-properties fo:margin-left="1in" fo:margin-right="0in" fo:text-indent="0.5in" style:auto-text-indent="false" style:page-number="auto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3" style:family="text">
      <style:text-properties style:font-name="Times New Roman" fo:font-size="14pt" fo:language="en" fo:country="US" style:font-size-asian="14pt" style:font-name-complex="Times New Roman1" style:font-size-complex="14pt" style:font-weight-complex="bold"/>
    </style:style>
    <style:style style:name="T4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language="en" fo:country="US" fo:font-style="normal" style:font-size-asian="14pt" style:font-style-asian="normal" style:font-name-complex="Times New Roman1" style:font-size-complex="14pt"/>
    </style:style>
    <style:style style:name="T6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fo:font-style="normal" style:font-size-asian="14pt" style:font-style-asian="normal" style:font-name-complex="Times New Roman1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Εργασία για το μάθημα Τεχνολογίες Εφαρμογών Διαδικτύου</text:span></text:p>
      <text:p text:style-name="P1"/>
      <text:p text:style-name="Standard"><text:span text:style-name="T2">Φωκίων Ζηκίδης ΑΜ: 1115201100037</text:span></text:p>
      <text:p text:style-name="Standard"><text:span text:style-name="T2"/></text:p>
      <text:p text:style-name="P2"/>
      <text:p text:style-name="Standard"><text:span text:style-name="T2">Η εργασία υλοποιήθηκε με το IDE </text:span><text:span text:style-name="T4">NetBeans</text:span><text:span text:style-name="T6"> </text:span></text:p>
      <text:p text:style-name="Standard"><text:span text:style-name="T2">Επιτυχές έλεγχος εγκυρότητας του </text:span><text:span text:style-name="T3">CSS</text:span><text:span text:style-name="T2">, κώδικας CSS χωρίς λάθη. </text:span></text:p>
      <text:p text:style-name="Standard"><text:span text:style-name="T2">Στην εργασία έχουν υλοποιηθεί όλα τα ερωτήματα και το μπόνους. </text:span></text:p>
      <text:p text:style-name="Standard"><text:span text:style-name="T2">Έχει εφαρμοστεί </text:span><text:span text:style-name="Emphasis"><text:span text:style-name="T7">Connection pooling</text:span></text:span><text:span text:style-name="Emphasis"><text:span text:style-name="T5">.</text:span></text:span></text:p>
      <text:p text:style-name="Standard"><text:span text:style-name="T2">Έχουν υλοποιηθεί δύο είδη συνδέσεων, μη κρυπτογραφημένη σύνδεση και κρυπτογραφημένη σύνδεση μέσω του πρωτοκόλλου </text:span><text:span text:style-name="T3">SSL</text:span><text:span text:style-name="T2">. Για μετάβαση σε κρυπτογραφημένη σύνδεση προσθέτουμε το s στο http στο url και για αριθμό θύρας στο url επιλέγουμε την 8443.</text:span></text:p>
      <text:p text:style-name="Standard"><text:span text:style-name="T2">Στο πρόγραμμα έχουν δημιουργηθεί 4 ρόλοι, ο επισκέπτης, ο πωλητής, ο αγοραστής και ο διαχειριστής. Στις δυνατότητες του πωλητή περιλαμβάνονται και οι δυνατότητες του αγοραστή. Δηλαδή ένας πωλητής μπορεί να συμμετέχει σε μια δημοπρασία κάνοντας προσφορές διεκδικώντας την δημοπρασία. </text:span></text:p>
      <text:p text:style-name="P3">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l" fo:country="G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l" fo:country="G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1972in" fo:margin-bottom="0.1972in" fo:margin-left="0.2957in" fo:margin-right="0.2945in" style:writing-mode="lr-tb" style:layout-grid-color="#c0c0c0" style:layout-grid-lines="45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gris</meta:initial-creator>
    <meta:editing-cycles>4</meta:editing-cycles>
    <meta:creation-date>2016-10-01T13:58:00</meta:creation-date>
    <dc:date>2022-04-13T16:54:11.900743916</dc:date>
    <meta:editing-duration>PT2H46M17S</meta:editing-duration>
    <meta:generator>LibreOffice/5.1.6.2$Linux_X86_64 LibreOffice_project/10m0$Build-2</meta:generator>
    <meta:document-statistic meta:table-count="0" meta:image-count="0" meta:object-count="0" meta:page-count="1" meta:paragraph-count="9" meta:word-count="116" meta:character-count="812" meta:non-whitespace-character-count="69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